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5pt" fo:language="fr" fo:country="FR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fo:language="fr" fo:country="FR" style:text-underline-style="solid" style:text-underline-width="auto" style:text-underline-color="font-color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fr" fo:country="FR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Cahier des charges:</text:p>
      <text:p text:style-name="P9">Jeu de MING MANG</text:p>
      <text:p text:style-name="P9"/>
      <text:p text:style-name="P10"/>
      <text:p text:style-name="P11"><text:span text:style-name="T6">Résumé:</text:span><text:span text:style-name="T3"> </text:span></text:p>
      <text:p text:style-name="P1"/>
      <text:p text:style-name="P3">Le Ming Mang est un jeu de plateau tibétain. Il se pratique sur un plateau de Go (19x19) et s’apparente au Reversi. </text:p>
      <text:p text:style-name="P4">Il s'agira de développer un jeu de Ming Mang en python 3.4 jouable en mode console jusqu'à deux joueur</text:p>
      <text:p text:style-name="P4"/>
      <text:p text:style-name="P6"/>
      <text:p text:style-name="P7"/>
      <text:p text:style-name="P8"><text:span text:style-name="T2">Contenu: </text:span><text:span text:style-name="T5">-Fonctionalitées attendues:</text:span><text:span text:style-name="T3"> 1) jouer au Ming Mang sur un plateau 19x19 en console <text:tab/><text:tab/><text:tab/><text:tab/><text:tab/><text:tab/>python</text:span></text:p>
      <text:list xml:id="list478019189127508010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 text:c="2"/>2) interface graphique comprenant un bouton quitter , 4 boutons de déplacement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tab/><text:tab/></text:p>
      <text:p text:style-name="P5"><text:tab/> <text:s text:c="8"/><text:span text:style-name="T8">-Possibilité d'améliorations:</text:span> Les fonctionnalités suivantes seront susceptible d'être <text:tab/><text:tab/><text:tab/><text:tab/><text:tab/> <text:s text:c="7"/>implémentée dans la version finale : </text:p>
      <text:p text:style-name="P5"><text:tab/><text:tab/><text:tab/><text:tab/><text:tab/> <text:s text:c="6"/>-Boutons sauvegarder/charger fonctionnels disponibles <text:s text:c="7"/><text:tab/><text:tab/><text:tab/><text:tab/><text:tab/> <text:s text:c="8"/>dans l'interface graphique.</text:p>
      <text:p text:style-name="P5"><text:tab/><text:tab/><text:tab/><text:tab/><text:tab/> <text:s text:c="6"/>-Mode multijoueurs grâce a l'utilisation du module socket</text:p>
      <text:p text:style-name="P5"><text:tab/><text:tab/><text:tab/><text:tab/><text:tab/> <text:s text:c="6"/>-Développement d'une IA a plusieurs niveaux de <text:tab/><text:tab/><text:tab/><text:tab/><text:tab/><text:tab/> <text:s text:c="8"/>difficulté</text:p>
      <text:p text:style-name="P5"><text:tab/><text:tab/><text:tab/><text:tab/><text:tab/> <text:s text:c="6"/></text:p>
      <text:p text:style-name="P5"><text:tab/><text:tab/></text:p>
      <text:p text:style-name="P5"><text:tab/><text:tab/></text:p>
      <text:p text:style-name="P5"><text:span text:style-name="T7">Informations :</text:span><text:tab/><text:tab/><text:tab/><text:tab/><text:tab/> <text:s text:c="8"/></text:p>
      <text:list xml:id="list3670477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 text:c="2"/></text:p>
                                              <text:p text:style-name="P13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8">-Conditions d'utilisation:</text:span> Nécessite l'installation de python 3.X et l'utilisation de la <text:tab/><text:tab/><text:tab/><text:tab/><text:tab/> <text:s text:c="5"/>console python. Le programme peut être hébergé<text:tab/><text:tab/><text:tab/><text:tab/><text:tab/><text:tab/> <text:s text:c="5"/>localement et ne nécessite donc pas de serveur .Le <text:tab/><text:tab/><text:tab/><text:tab/><text:tab/><text:tab/> <text:s text:c="5"/>programme fonctionnera sur n'importe quel système <text:tab/><text:tab/><text:tab/><text:tab/><text:tab/><text:tab/> <text:s text:c="5"/>d'exploitation pouvant supporter la console python.</text:p>
      <text:p text:style-name="P5"><text:tab/><text:tab/></text:p>
      <text:p text:style-name="P5"><text:span text:style-name="T8">-Internationalité:</text:span> Le programme sera disponible uniquement en Français.</text:p>
      <text:p text:style-name="P5"><text:span text:style-name="T4"/></text:p>
      <text:p text:style-name="P6">-Priorité :<text:span text:style-name="T1"> Le jeu devra fonctionner en priorité en console , toutes les possibilités d'améliorations <text:tab/> <text:s text:c="4"/>seront éventuellement implémentée dans un second temps .</text:span></text:p>
      <text:p text:style-name="P6"><text:span text:style-name="T1"/></text:p>
      <text:p text:style-name="P6">-Calendrier :<text:span text:style-name="T1"> Le dossier comprenant le programme , la documentation sphinx , le cahier des <text:tab/> <text:s/><text:tab/> <text:s text:c="8"/>charges , le manuel d'utilisation , les fonctions de tests ainsi que le rapport final sera <text:tab/> <text:s text:c="8"/>prêt le 25/04/2016</text:span></text:p>
      <text:p text:style-name="P6"><text:span text:style-name="T1"/></text:p>
      <text:p text:style-name="P6"><text:soft-page-break/></text:p>
      <text:p text:style-name="P6">-Recensement des acteurs :<text:span text:style-name="T1"> Le jeu sous interface graphique sera intuitif et pourra donc s'adresser a <text:tab/><text:tab/><text:tab/> <text:s text:c="8"/>un public non-informaticien , la version console cependant nécessite <text:tab/><text:tab/><text:tab/> <text:s text:c="8"/>certaines connaissances de base de python et de l'utilisation du matériel <text:tab/><text:tab/><text:tab/> <text:s text:c="8"/>informatique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/>
      <text:p text:style-name="P2"/>
      <text:p text:style-name="P2"/>
      <text:p text:style-name="P2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1M59S</meta:editing-duration>
    <meta:editing-cycles>35</meta:editing-cycles>
    <meta:generator>OpenOffice/4.1.1$Win32 OpenOffice.org_project/411m6$Build-9775</meta:generator>
    <dc:date>2016-03-24T16:52:59.56</dc:date>
    <meta:document-statistic meta:table-count="0" meta:image-count="0" meta:object-count="0" meta:page-count="2" meta:paragraph-count="23" meta:word-count="256" meta:character-count="1992"/>
    <meta:user-defined meta:name="Info 1"/>
    <meta:user-defined meta:name="Info 2"/>
    <meta:user-defined meta:name="Info 3"/>
    <meta:user-defined meta:name="Info 4"/>
  </office:meta>
</office:document-meta>
</file>